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office:automatic-styles>
  <office:body>
    <office:text>
      <text:h text:style-name="Heading_20_1" text:outline-level="1">BASIC SECURITY SETUP FOR ANDROID GUIDE</text:h>
      <text:h text:style-name="Heading_20_2" text:outline-level="2">Basic Security Setup for Android guide</text:h>
      <text:p text:style-name="First_20_paragraph"><text:span text:style-name="T1">Lesson</text:span><text:span text:style-name="T2"> </text:span><text:span text:style-name="T3">to</text:span><text:span text:style-name="T4"> </text:span><text:span text:style-name="T5">read:</text:span><text:span text:style-name="T6"> </text:span><text:a xlink:type="simple" xlink:href="umbrella://lesson/mobile-phones" office:name=""><text:span text:style-name="Definition"><text:span text:style-name="T7">Mobile</text:span><text:span text:style-name="T8"> </text:span><text:span text:style-name="T9">Phones</text:span></text:span></text:a><text:line-break/><text:span text:style-name="T10">Phone</text:span><text:span text:style-name="T11"> </text:span><text:span text:style-name="T12">requirements:</text:span> Android 4.4<text:line-break/><text:span text:style-name="T13">Level:</text:span> Beginner<text:line-break/><text:span text:style-name="T14">Time</text:span><text:span text:style-name="T15"> </text:span><text:span text:style-name="T16">required:</text:span> 5 minutes</text:p>
      <text:h text:style-name="Heading_20_3" text:outline-level="3">1.0 Basic Setup</text:h>
      <text:h text:style-name="Heading_20_3" text:outline-level="3">1.1 Access to your phone</text:h>
      <text:p text:style-name="First_20_paragraph"><text:span text:style-name="T17">Enable</text:span> <text:span text:style-name="T18">Lock</text:span><text:span text:style-name="T19"> </text:span><text:span text:style-name="T20">SIM</text:span><text:span text:style-name="T21"> </text:span><text:span text:style-name="T22">card</text:span>, found under <text:span text:style-name="T23">Settings</text:span><text:span text:style-name="T24"> </text:span><text:span text:style-name="T25">-&gt;</text:span><text:span text:style-name="T26"> </text:span><text:span text:style-name="T27">Personal</text:span><text:span text:style-name="T28"> </text:span><text:span text:style-name="T29">-&gt;</text:span><text:span text:style-name="T30"> </text:span><text:span text:style-name="T31">Security</text:span><text:span text:style-name="T32"> </text:span><text:span text:style-name="T33">-&gt;</text:span><text:span text:style-name="T34"> </text:span><text:span text:style-name="T35">Set</text:span><text:span text:style-name="T36"> </text:span><text:span text:style-name="T37">up</text:span><text:span text:style-name="T38"> </text:span><text:span text:style-name="T39">SIM</text:span><text:span text:style-name="T40"> </text:span><text:span text:style-name="T41">card</text:span><text:span text:style-name="T42"> </text:span><text:span text:style-name="T43">lock</text:span>. This will mean that you must enter a PIN number in order to unlock your SIM card each time your phone is switched on, with out the PIN no phone calls can be made.</text:p>
      <text:p text:style-name="Text_20_body"><text:span text:style-name="T44">Set</text:span><text:span text:style-name="T45"> </text:span><text:span text:style-name="T46">up</text:span> a <text:span text:style-name="T47">Screen</text:span><text:span text:style-name="T48"> </text:span><text:span text:style-name="T49">Lock</text:span>, found under <text:span text:style-name="T50">Settings</text:span><text:span text:style-name="T51"> </text:span><text:span text:style-name="T52">-&gt;</text:span><text:span text:style-name="T53"> </text:span><text:span text:style-name="T54">Personal</text:span><text:span text:style-name="T55"> </text:span><text:span text:style-name="T56">-&gt;</text:span><text:span text:style-name="T57"> </text:span><text:span text:style-name="T58">Security</text:span><text:span text:style-name="T59"> </text:span><text:span text:style-name="T60">-&gt;</text:span><text:span text:style-name="T61"> </text:span><text:span text:style-name="T62">Screen</text:span><text:span text:style-name="T63"> </text:span><text:span text:style-name="T64">Lock</text:span>, which will ensure that a code, pattern or password needs to be entered in order to unlock the screen once it has been locked. We recommended using the PIN or Password option, as these are not restricted by length. You can find more information on creating strong passwords in the <text:a xlink:type="simple" xlink:href="umbrella://lesson/passwords" office:name=""><text:span text:style-name="Definition">Passwords lesson</text:span></text:a>.</text:p>
      <text:p text:style-name="Text_20_body"><text:span text:style-name="T65">Set</text:span> the <text:span text:style-name="T66">security</text:span><text:span text:style-name="T67"> </text:span><text:span text:style-name="T68">lock</text:span><text:span text:style-name="T69"> </text:span><text:span text:style-name="T70">timer</text:span>, which will automatically lock your phone after a specified time. You can specify a value which suits you, depending on how regularly you are willing to have to unlock your phone.</text:p>
      <text:h text:style-name="Heading_20_3" text:outline-level="3">1.2 Device Encryption</text:h>
      <text:p text:style-name="First_20_paragraph">If your device uses Android version 4.0 or newer, you should <text:span text:style-name="T71">turn</text:span><text:span text:style-name="T72"> </text:span><text:span text:style-name="T73">on</text:span> <text:span text:style-name="T74">device</text:span><text:span text:style-name="T75"> </text:span><text:span text:style-name="T76">encryption</text:span>. This can be done in <text:span text:style-name="T77">Settings</text:span><text:span text:style-name="T78"> </text:span><text:span text:style-name="T79">-&gt;</text:span><text:span text:style-name="T80"> </text:span><text:span text:style-name="T81">Personal</text:span><text:span text:style-name="T82"> </text:span><text:span text:style-name="T83">-&gt;</text:span><text:span text:style-name="T84"> </text:span><text:span text:style-name="T85">Security</text:span><text:span text:style-name="T86"> </text:span><text:span text:style-name="T87">-&gt;</text:span><text:span text:style-name="T88"> </text:span><text:span text:style-name="T89">Encryption</text:span>. Before you can utilise device encryption, however, you will be required to set a screen lock password (described above).</text:p>
      <text:p text:style-name="Text_20_body"><text:span text:style-name="T90">Note:</text:span> Before starting the encryption process, ensure the phone is fully charged and plugged into a power source.</text:p>
      <text:h text:style-name="Heading_20_3" text:outline-level="3">1.3 Network settings</text:h>
      <text:p text:style-name="First_20_paragraph"><text:span text:style-name="T91">Turn</text:span><text:span text:style-name="T92"> </text:span><text:span text:style-name="T93">off</text:span> Wi-Fi and Bluetooth by default. Ensure that <text:span text:style-name="T94">Tethering</text:span> and <text:span text:style-name="T95">Portable</text:span><text:span text:style-name="T96"> </text:span><text:span text:style-name="T97">Hotspots</text:span>, under Wireless and Network Settings, are switched off when not in use. <text:span text:style-name="T98">Settings</text:span><text:span text:style-name="T99"> </text:span><text:span text:style-name="T100">-&gt;</text:span><text:span text:style-name="T101"> </text:span><text:span text:style-name="T102">Wireless</text:span><text:span text:style-name="T103"> </text:span><text:span text:style-name="T104">&amp;</text:span><text:span text:style-name="T105"> </text:span><text:span text:style-name="T106">Networks</text:span><text:span text:style-name="T107"> </text:span><text:span text:style-name="T108">-&gt;</text:span><text:span text:style-name="T109"> </text:span><text:span text:style-name="T110">More</text:span><text:span text:style-name="T111"> </text:span><text:span text:style-name="T112">-&gt;</text:span><text:span text:style-name="T113"> </text:span><text:span text:style-name="T114">Tethering</text:span><text:span text:style-name="T115"> </text:span><text:span text:style-name="T116">&amp;</text:span><text:span text:style-name="T117"> </text:span><text:span text:style-name="T118">Mobile</text:span><text:span text:style-name="T119"> </text:span><text:span text:style-name="T120">hotspot</text:span></text:p>
      <text:p text:style-name="Text_20_body">If your device supports <text:span text:style-name="T121">Near</text:span><text:span text:style-name="T122"> </text:span><text:span text:style-name="T123">Field</text:span><text:span text:style-name="T124"> </text:span><text:span text:style-name="T125">Communication</text:span><text:span text:style-name="T126"> </text:span><text:span text:style-name="T127">(NFC)</text:span>, this will be switched on by default, and so must be switched off manually.</text:p>
      <text:h text:style-name="Heading_20_3" text:outline-level="3">1.4 Location settings</text:h>
      <text:p text:style-name="First_20_paragraph"><text:span text:style-name="T128">Switch</text:span><text:span text:style-name="T129"> </text:span><text:span text:style-name="T130">off</text:span> <text:span text:style-name="T131">Wireless</text:span> and <text:span text:style-name="T132">GPS</text:span> location (under <text:span text:style-name="T133">Location</text:span><text:span text:style-name="T134"> </text:span><text:span text:style-name="T135">Services</text:span>) and mobile data (this can be found under <text:span text:style-name="T136">Settings</text:span><text:span text:style-name="T137"> </text:span><text:span text:style-name="T138">-&gt;</text:span><text:span text:style-name="T139"> </text:span><text:span text:style-name="T140">Personal</text:span><text:span text:style-name="T141"> </text:span><text:span text:style-name="T142">-&gt;</text:span><text:span text:style-name="T143"> </text:span><text:span text:style-name="T144">Location</text:span>).</text:p>
      <text:p text:style-name="Text_20_body"><text:span text:style-name="T145">Note:</text:span> Only turn on location settings as you need them. It is important not have these services running by default in the background as it reduces the risk of location tracking, saves battery power and reduces unwanted data streams initiated by applications running in the background or remotely by your mobile carrier.</text:p>
      <text:h text:style-name="Heading_20_3" text:outline-level="3">1.5 Caller Identity</text:h>
      <text:p text:style-name="First_20_paragraph">If you want to hide your caller-ID, go to <text:span text:style-name="T146">Phone</text:span><text:span text:style-name="T147"> </text:span><text:span text:style-name="T148">Dialler</text:span><text:span text:style-name="T149"> </text:span><text:span text:style-name="T150">-&gt;</text:span><text:span text:style-name="T151"> </text:span><text:span text:style-name="T152">settings</text:span><text:span text:style-name="T153"> </text:span><text:span text:style-name="T154">-&gt;</text:span><text:span text:style-name="T155"> </text:span><text:span text:style-name="T156">Additional</text:span><text:span text:style-name="T157"> </text:span><text:span text:style-name="T158">Settings</text:span><text:span text:style-name="T159"> </text:span><text:span text:style-name="T160">-&gt;</text:span><text:span text:style-name="T161"> </text:span><text:span text:style-name="T162">Caller</text:span><text:span text:style-name="T163"> </text:span><text:span text:style-name="T164">ID</text:span><text:span text:style-name="T165"> </text:span><text:span text:style-name="T166">-&gt;</text:span><text:span text:style-name="T167"> </text:span><text:span text:style-name="T168">hide</text:span><text:span text:style-name="T169"> </text:span><text:span text:style-name="T170">number</text:span>.</text:p>
      <text:h text:style-name="Heading_20_3" text:outline-level="3">1.6 Software Updates</text:h>
      <text:p text:style-name="First_20_paragraph">To ensure that you phone remains secure it is strongly recommended to keep your software updated. There are two types of updates that need to be checked</text:p>
      <text:p text:style-name="Text_20_body">The phone operating system: go to: <text:span text:style-name="T171">settings</text:span><text:span text:style-name="T172"> </text:span><text:span text:style-name="T173">-&gt;</text:span><text:span text:style-name="T174"> </text:span><text:span text:style-name="T175">About</text:span><text:span text:style-name="T176"> </text:span><text:span text:style-name="T177">phone</text:span><text:span text:style-name="T178"> </text:span><text:span text:style-name="T179">-&gt;</text:span><text:span text:style-name="T180"> </text:span><text:span text:style-name="T181">updates</text:span><text:span text:style-name="T182"> </text:span><text:span text:style-name="T183">-&gt;</text:span><text:span text:style-name="T184"> </text:span><text:span text:style-name="T185">check</text:span><text:span text:style-name="T186"> </text:span><text:span text:style-name="T187">for</text:span><text:span text:style-name="T188"> </text:span><text:span text:style-name="T189">updates</text:span></text:p>
      <text:p text:style-name="Text_20_body">Apps you have installed: Open the <text:span text:style-name="T190">Play</text:span><text:span text:style-name="T191"> </text:span><text:span text:style-name="T192">store</text:span> app, from the <text:span text:style-name="T193">side</text:span><text:span text:style-name="T194"> </text:span><text:span text:style-name="T195">menu</text:span> select <text:span text:style-name="T196">My</text:span><text:span text:style-name="T197"> </text:span><text:span text:style-name="T198">Apps</text:span>.</text:p>
      <text:p text:style-name="Text_20_body"><text:span text:style-name="T199">Note:</text:span> When updating your phones software it is important to do it from a trusted location such as your internet connection at home instead of somewhere like an internet cafe or coffee sh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